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C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7896"/>
    </style:style>
    <style:style style:name="P2" style:family="paragraph" style:parent-style-name="Standard">
      <style:text-properties fo:font-size="18pt" officeooo:paragraph-rsid="00117896" style:font-size-asian="18pt" style:font-size-complex="18pt"/>
    </style:style>
    <style:style style:name="P3" style:family="paragraph" style:parent-style-name="Standard">
      <style:text-properties fo:font-size="16pt" officeooo:paragraph-rsid="0011f73f" style:font-size-asian="16pt" style:font-size-complex="16pt"/>
    </style:style>
    <style:style style:name="P4" style:family="paragraph" style:parent-style-name="Standard">
      <style:text-properties officeooo:paragraph-rsid="0011f73f"/>
    </style:style>
    <style:style style:name="P5" style:family="paragraph" style:parent-style-name="Standard">
      <style:text-properties officeooo:paragraph-rsid="00117896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739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hesion/factin/microtubule/mitochondria</text:p>
      <text:p text:style-name="Standard"><text:s text:c="4"/>HER: SIM reconstruction results under high laser power and long exposure time</text:p>
      <text:p text:style-name="P1"><text:s text:c="4"/>LER: SIM reconstruction results under weak laser power and short exposure time</text:p>
      <text:p text:style-name="P1"><text:s text:c="4"/>HE_X2: <text:s/></text:p>
      <text:p text:style-name="P1"><text:s text:c="16"/>HE_00.tif -HE_14.tif: SIM raw data results under normal light condition</text:p>
      <text:p text:style-name="P1"><text:s text:c="16"/>HE_15.tif: the average projection of 15 SIM raw data </text:p>
      <text:p text:style-name="Standard"><text:s text:c="4"/>LE_X2: </text:p>
      <text:p text:style-name="P1"><text:tab/><text:tab/> <text:s/>LE_00.tif -LE_14.tif: SIM raw data results under low light condition</text:p>
      <text:p text:style-name="P1"><text:s text:c="16"/>LE_15.tif: the average projection of 15 SIM raw data 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HE_X2_max</text:p>
          </table:table-cell>
          <table:table-cell table:style-name="Table1.A1" office:value-type="string">
            <text:p text:style-name="P7">LE_X2_max</text:p>
          </table:table-cell>
          <table:table-cell table:style-name="Table1.D1" office:value-type="string">
            <text:p text:style-name="P6">HER_max</text:p>
          </table:table-cell>
        </table:table-row>
        <table:table-row>
          <table:table-cell table:style-name="Table1.A2" office:value-type="string">
            <text:p text:style-name="P6">adhesion</text:p>
          </table:table-cell>
          <table:table-cell table:style-name="Table1.A2" office:value-type="string">
            <text:p text:style-name="P6">5542</text:p>
          </table:table-cell>
          <table:table-cell table:style-name="Table1.A2" office:value-type="string">
            <text:p text:style-name="P6">190</text:p>
          </table:table-cell>
          <table:table-cell table:style-name="Table1.D2" office:value-type="string">
            <text:p text:style-name="P6">8029</text:p>
          </table:table-cell>
        </table:table-row>
        <table:table-row>
          <table:table-cell table:style-name="Table1.A2" office:value-type="string">
            <text:p text:style-name="P6">factin</text:p>
          </table:table-cell>
          <table:table-cell table:style-name="Table1.A2" office:value-type="string">
            <text:p text:style-name="P6">9680</text:p>
          </table:table-cell>
          <table:table-cell table:style-name="Table1.A2" office:value-type="string">
            <text:p text:style-name="P6">361</text:p>
          </table:table-cell>
          <table:table-cell table:style-name="Table1.D2" office:value-type="string">
            <text:p text:style-name="P6">15383</text:p>
          </table:table-cell>
        </table:table-row>
        <table:table-row>
          <table:table-cell table:style-name="Table1.A2" office:value-type="string">
            <text:p text:style-name="P6">microtubule</text:p>
          </table:table-cell>
          <table:table-cell table:style-name="Table1.A2" office:value-type="string">
            <text:p text:style-name="P6">5315</text:p>
          </table:table-cell>
          <table:table-cell table:style-name="Table1.A2" office:value-type="string">
            <text:p text:style-name="P6">196</text:p>
          </table:table-cell>
          <table:table-cell table:style-name="Table1.D2" office:value-type="string">
            <text:p text:style-name="P7">15383</text:p>
          </table:table-cell>
        </table:table-row>
        <table:table-row>
          <table:table-cell table:style-name="Table1.A2" office:value-type="string">
            <text:p text:style-name="P6">mitochondria</text:p>
          </table:table-cell>
          <table:table-cell table:style-name="Table1.A2" office:value-type="string">
            <text:p text:style-name="P6">8345</text:p>
          </table:table-cell>
          <table:table-cell table:style-name="Table1.A2" office:value-type="string">
            <text:p text:style-name="P6">227</text:p>
          </table:table-cell>
          <table:table-cell table:style-name="Table1.D2" office:value-type="string">
            <text:p text:style-name="P7">15383</text:p>
          </table:table-cell>
        </table:table-row>
      </table:table>
      <text:p text:style-name="P1"/>
      <text:p text:style-name="P1"/>
      <text:p text:style-name="P1"/>
      <text:p text:style-name="P1"/>
      <text:p text:style-name="P3">SRRF_microtubule:</text:p>
      <text:p text:style-name="Standard"><text:tab/>./microtubule/Sample_x.npy = [data[0]['Name'] = 'HER_SRRF_320*329'</text:p>
      <text:p text:style-name="Standard"><text:s text:c="50"/><text:tab/> <text:s/>data[1]['Name'] = 'LER_SRRF_320*320'</text:p>
      <text:p text:style-name="Standard"><text:s text:c="30"/><text:tab/><text:tab/><text:tab/> <text:tab/> <text:s/>data[2]['Name'] = 'HE_SRRF_320*320_1'</text:p>
      <text:p text:style-name="Standard"><text:s text:c="49"/><text:tab/><text:tab/><text:tab/><text:tab/><text:tab/> .</text:p>
      <text:p text:style-name="Standard"><text:s text:c="48"/><text:tab/><text:tab/><text:tab/><text:tab/> <text:s text:c="6"/><text:tab/> .</text:p>
      <text:p text:style-name="Standard"><text:s text:c="30"/><text:tab/><text:tab/><text:tab/><text:tab/> data[21]['Name'] = 'HE_SRRF_320*320_20'</text:p>
      <text:p text:style-name="Standard"><text:s text:c="30"/><text:tab/><text:tab/><text:tab/><text:tab/> data[22]['Name'] = 'LE_SRRF_320*320_1'</text:p>
      <text:p text:style-name="P4"><text:s text:c="48"/><text:tab/><text:tab/><text:tab/><text:tab/><text:tab/> <text:tab/> .</text:p>
      <text:p text:style-name="P4"><text:tab/><text:tab/><text:tab/><text:tab/><text:tab/><text:tab/><text:tab/><text:tab/><text:tab/><text:tab/><text:tab/> <text:s/><text:tab/> .</text:p>
      <text:p text:style-name="Standard"><text:s text:c="30"/><text:tab/><text:tab/><text:tab/><text:tab/> data[41]['Name'] = 'LE_SRRF_320*320_20']</text:p>
      <text:p text:style-name="Standard"/>
      <text:p text:style-name="Standard"/>
      <text:p text:style-name="Standard"><text:tab/>./SRRF/Microtubule_max_intensity.npy = [data[0]['Name'] = 'HER_max'</text:p>
      <text:p text:style-name="Standard"><text:s text:c="36"/><text:tab/><text:tab/><text:tab/><text:tab/><text:tab/> <text:s text:c="6"/>data[1]['Name'] = 'LER_max'</text:p>
      <text:p text:style-name="Standard"><text:s text:c="36"/><text:tab/><text:tab/><text:tab/><text:tab/><text:tab/> <text:s text:c="6"/>data[2]['Name'] = 'HE_max'</text:p>
      <text:p text:style-name="Standard"><text:s text:c="36"/><text:tab/><text:tab/><text:tab/><text:tab/><text:tab/> <text:s text:c="6"/>data[3]['Name'] = 'LE_max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5:32:44.652766173</meta:creation-date>
    <meta:generator>LibreOffice/6.0.7.3$Linux_X86_64 LibreOffice_project/00m0$Build-3</meta:generator>
    <dc:date>2019-11-14T15:59:50.135244880</dc:date>
    <meta:editing-duration>PT25M7S</meta:editing-duration>
    <meta:editing-cycles>7</meta:editing-cycles>
    <meta:document-statistic meta:table-count="1" meta:image-count="0" meta:object-count="0" meta:page-count="1" meta:paragraph-count="43" meta:word-count="123" meta:character-count="1583" meta:non-whitespace-character-count="902"/>
  </office:meta>
</office:document-meta>
</file>